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 style:font-weight-asian="bold" style:font-weight-complex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 style:font-weight-asian="bold" style:font-weight-complex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style:font-weight-asian="bold" style:font-weight-complex="bold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style:font-weight-asian="bold" style:font-weight-complex="bold" loext:padding="0cm" loext:border="none"/>
    </style:style>
    <style:style style:name="P5" style:family="paragraph" style:parent-style-name="Standard">
      <style:text-properties fo:color="#000000" loext:opacity="100%" fo:font-weight="bold" style:font-weight-asian="bold" style:font-weight-complex="bold"/>
    </style:style>
    <style:style style:name="P6" style:family="paragraph" style:parent-style-name="Text_20_body">
      <style:text-properties fo:color="#d7d7d7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style:font-weight-asian="bold" style:font-weight-complex="bold"/>
    </style:style>
    <style:style style:name="P10" style:family="paragraph" style:parent-style-name="Text_20_body" style:list-style-name="L2">
      <style:paragraph-properties fo:margin-left="0.593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style:font-weight-asian="bold" style:font-weight-complex="bold"/>
    </style:style>
    <style:style style:name="P11" style:family="paragraph" style:parent-style-name="Text_20_body" style:list-style-name="L4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style:font-weight-asian="bold" style:font-weight-complex="bold"/>
    </style:style>
    <style:style style:name="P13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1d1e23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bold" fo:background-color="#24262c" style:font-weight-asian="bold" style:font-weight-complex="bold" loext:padding="0cm" loext:border="none"/>
    </style:style>
    <style:style style:name="P16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bold" fo:background-color="#1d1e23" style:font-weight-asian="bold" style:font-weight-complex="bold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font-style="italic"/>
    </style:style>
    <style:style style:name="T3" style:family="text">
      <style:text-properties fo:font-style="italic" loext:padding="0cm" loext:border="none"/>
    </style:style>
    <style:style style:name="T4" style:family="text">
      <style:text-properties style:font-name="KaTeX Main"/>
    </style:style>
    <style:style style:name="T5" style:family="text">
      <style:text-properties style:font-name="KaTeX Main" loext:padding="0cm" loext:border="none"/>
    </style:style>
    <style:style style:name="T6" style:family="text">
      <style:text-properties style:font-name="inherit"/>
    </style:style>
    <style:style style:name="T7" style:family="text">
      <style:text-properties style:font-name="inherit" fo:font-style="italic"/>
    </style:style>
    <style:style style:name="T8" style:family="text">
      <style:text-properties style:font-name="inherit" fo:font-style="italic" loext:padding="0cm" loext:border="none"/>
    </style:style>
    <style:style style:name="T9" style:family="text">
      <style:text-properties style:font-name="inherit" loext:padding="0cm" loext:border="none"/>
    </style:style>
    <style:style style:name="T10" style:family="text">
      <style:text-properties fo:font-variant="normal" fo:text-transform="none" fo:color="#d7d7d7" loext:opacity="100%" style:font-name="Open Sans" fo:font-size="8.39999961853027pt" fo:letter-spacing="normal" fo:font-style="normal"/>
    </style:style>
    <style:style style:name="T11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fo:color="#d7d7d7" loext:opacity="100%" style:font-name="Open Sans" fo:font-size="8.39999961853027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14" style:family="text">
      <style:text-properties fo:font-variant="normal" fo:text-transform="none" fo:color="#d7d7d7" loext:opacity="100%" style:font-name="inherit" fo:font-size="8.39999961853027pt" fo:letter-spacing="normal" fo:font-style="italic" loext:padding="0cm" loext:border="none"/>
    </style:style>
    <style:style style:name="T15" style:family="text">
      <style:text-properties fo:font-variant="normal" fo:text-transform="none" fo:color="#d7d7d7" loext:opacity="100%" style:font-name="inherit" fo:font-size="8.39999961853027pt" fo:letter-spacing="normal" fo:font-style="italic" fo:font-weight="bold" style:font-weight-asian="bold" style:font-weight-complex="bold" loext:padding="0cm" loext:border="none"/>
    </style:style>
    <style:style style:name="T1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d7d7d7" loext:opacity="100%" style:font-name="inherit" fo:font-size="8.39999961853027pt" fo:letter-spacing="normal" fo:font-style="normal" fo:font-weight="bold" style:font-weight-asian="bold" style:font-weight-complex="bold" loext:padding="0cm" loext:border="none"/>
    </style:style>
    <style:style style:name="T18" style:family="text">
      <style:text-properties fo:font-variant="normal" fo:text-transform="none" fo:color="#d7d7d7" loext:opacity="100%" style:font-name="inherit" fo:font-size="8.39999961853027pt" fo:letter-spacing="normal" fo:font-style="normal" loext:padding="0cm" loext:border="none"/>
    </style:style>
    <style:style style:name="T19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d7d7d7" loext:opacity="100%" style:font-name="KaTeX Main" fo:font-size="8.39999961853027pt" fo:letter-spacing="normal" fo:font-style="normal" loext:padding="0cm" loext:border="none"/>
    </style:style>
    <style:style style:name="T21" style:family="text">
      <style:text-properties fo:font-variant="normal" fo:text-transform="none" fo:color="#d7d7d7" loext:opacity="100%" style:font-name="KaTeX Main" fo:font-size="8.39999961853027pt" fo:letter-spacing="normal" fo:font-style="normal" fo:font-weight="bold" style:font-weight-asian="bold" style:font-weight-complex="bold" loext:padding="0cm" loext:border="none"/>
    </style:style>
    <style:style style:name="T22" style:family="text">
      <style:text-properties fo:font-variant="normal" fo:text-transform="none" style:font-name="Open Sans" fo:font-size="8.39999961853027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style:font-name="inherit" fo:font-size="8.39999961853027pt" fo:letter-spacing="normal" fo:font-style="italic" fo:font-weight="bold" style:font-weight-asian="bold" style:font-weight-complex="bold" loext:padding="0cm" loext:border="none"/>
    </style:style>
    <style:style style:name="T24" style:family="text">
      <style:text-properties fo:font-variant="normal" fo:text-transform="none" style:font-name="inherit" fo:font-size="8.39999961853027pt" fo:letter-spacing="normal" fo:font-style="normal" fo:font-weight="bold" style:font-weight-asian="bold" style:font-weight-complex="bold" loext:padding="0cm" loext:border="none"/>
    </style:style>
    <style:style style:name="T25" style:family="text">
      <style:text-properties fo:font-variant="normal" fo:text-transform="none" style:font-name="KaTeX Main" fo:font-size="8.39999961853027pt" fo:letter-spacing="normal" fo:font-style="normal" fo:font-weight="bold" style:font-weight-asian="bold" style:font-weight-complex="bold" loext:padding="0cm" loext:border="none"/>
    </style:style>
    <style:style style:name="T26" style:family="text">
      <style:text-properties fo:font-variant="normal" fo:text-transform="none" fo:color="#c9211e" loext:opacity="100%" style:font-name="Open Sans" fo:font-size="8.39999961853027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c9211e" loext:opacity="100%" style:font-name="inherit" fo:font-size="8.39999961853027pt" fo:letter-spacing="normal" fo:font-style="italic" fo:font-weight="bold" style:font-weight-asian="bold" style:font-weight-complex="bold" loext:padding="0cm" loext:border="none"/>
    </style:style>
    <style:style style:name="T28" style:family="text">
      <style:text-properties fo:font-variant="normal" fo:text-transform="none" fo:color="#c9211e" loext:opacity="100%" style:font-name="inherit" fo:font-size="8.39999961853027pt" fo:letter-spacing="normal" fo:font-style="normal" fo:font-weight="bold" style:font-weight-asian="bold" style:font-weight-complex="bold" loext:padding="0cm" loext:border="none"/>
    </style:style>
    <style:style style:name="T29" style:family="text">
      <style:text-properties fo:font-variant="normal" fo:text-transform="none" fo:color="#c9211e" loext:opacity="100%" style:font-name="KaTeX Main" fo:font-size="8.39999961853027pt" fo:letter-spacing="normal" fo:font-style="normal" fo:font-weight="bold" style:font-weight-asian="bold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Open Sans" fo:font-size="8.39999961853027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font-name="inherit" fo:font-size="8.39999961853027pt" fo:letter-spacing="normal" fo:font-style="italic" fo:font-weight="bold" style:font-weight-asian="bold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inherit" fo:font-size="8.39999961853027pt" fo:letter-spacing="normal" fo:font-style="normal" fo:font-weight="bold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KaTeX Main" fo:font-size="8.39999961853027pt" fo:letter-spacing="normal" fo:font-style="normal" fo:font-weight="bold" style:font-weight-asian="bold" style:font-weight-complex="bold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Problem</text:h>
      <text:p text:style-name="P7"><text:span text:style-name="T30">You are given an array </text:span><draw:frame draw:style-name="fr1" draw:name="Quadro1" text:anchor-type="char" svg:width="0.041cm" draw:z-index="0"><draw:text-box fo:min-height="0.041cm"><text:p text:style-name="P6">�</text:p></draw:text-box></draw:frame><text:span text:style-name="T31">A</text:span><text:span text:style-name="T30"> of length </text:span><draw:frame draw:style-name="fr1" draw:name="Quadro2" text:anchor-type="char" svg:width="0.041cm" draw:z-index="1"><draw:text-box fo:min-height="0.041cm"><text:p text:style-name="P6">�</text:p></draw:text-box></draw:frame><text:span text:style-name="T31">N</text:span><text:span text:style-name="T30"> containing </text:span><text:span text:style-name="Strong_20_Emphasis"><text:span text:style-name="T32">distinct</text:span></text:span><text:span text:style-name="T30"> integers and an integer </text:span><draw:frame draw:style-name="fr1" draw:name="Quadro3" text:anchor-type="char" svg:width="0.041cm" draw:z-index="2"><draw:text-box fo:min-height="0.041cm"><text:p text:style-name="P6">�</text:p></draw:text-box></draw:frame><text:span text:style-name="T31">K</text:span><text:span text:style-name="T30"> (either </text:span><draw:frame draw:style-name="fr1" draw:name="Quadro4" text:anchor-type="char" svg:width="0.041cm" draw:z-index="3"><draw:text-box fo:min-height="0.041cm"><text:p text:style-name="P6">0</text:p></draw:text-box></draw:frame><text:span text:style-name="T33">0</text:span><text:span text:style-name="T30"> or </text:span><draw:frame draw:style-name="fr1" draw:name="Quadro5" text:anchor-type="char" svg:width="0.041cm" draw:z-index="4"><draw:text-box fo:min-height="0.041cm"><text:p text:style-name="P6">1</text:p></draw:text-box></draw:frame><text:span text:style-name="T33">1</text:span><text:span text:style-name="T30">).</text:span></text:p>
      <text:p text:style-name="P7"><text:span text:style-name="T30">Your task is to find the total number of permutations of array </text:span><draw:frame draw:style-name="fr1" draw:name="Quadro6" text:anchor-type="char" svg:width="0.041cm" draw:z-index="5"><draw:text-box fo:min-height="0.041cm"><text:p text:style-name="P6">�</text:p></draw:text-box></draw:frame><text:span text:style-name="T31">A</text:span><text:span text:style-name="T30"> such that for </text:span><text:span text:style-name="Strong_20_Emphasis"><text:span text:style-name="T32">all</text:span></text:span><text:span text:style-name="T30"> pairs </text:span><draw:frame draw:style-name="fr1" draw:name="Quadro7" text:anchor-type="char" svg:width="0.041cm" draw:z-index="6"><draw:text-box fo:min-height="0.041cm"><text:p text:style-name="P6">(�,�)</text:p></draw:text-box></draw:frame><text:span text:style-name="T33">(</text:span><text:span text:style-name="T31">i</text:span><text:span text:style-name="T33">,</text:span><text:span text:style-name="T31">j</text:span><text:span text:style-name="T33">)</text:span><text:span text:style-name="T30"> with </text:span><draw:frame draw:style-name="fr1" draw:name="Quadro8" text:anchor-type="char" svg:width="0.041cm" draw:z-index="7"><draw:text-box fo:min-height="0.041cm"><text:p text:style-name="P6">1≤�&lt;�≤�</text:p></draw:text-box></draw:frame><text:span text:style-name="T33">1≤</text:span><text:span text:style-name="T31">i</text:span><text:span text:style-name="T33">&lt;</text:span><text:span text:style-name="T31">j</text:span><text:span text:style-name="T33">≤</text:span><text:span text:style-name="T31">N</text:span><text:span text:style-name="T30">, and </text:span><draw:frame draw:style-name="fr1" draw:name="Quadro9" text:anchor-type="char" svg:width="0.041cm" draw:z-index="8"><draw:text-box fo:min-height="0.041cm"><text:p text:style-name="P6">(�+�)</text:p></draw:text-box></draw:frame><text:span text:style-name="T33">(</text:span><text:span text:style-name="T31">i</text:span><text:span text:style-name="T33">+</text:span><text:span text:style-name="T31">j</text:span><text:span text:style-name="T33">)</text:span><text:span text:style-name="T30"> being an </text:span><text:span text:style-name="Strong_20_Emphasis"><text:span text:style-name="T32">odd</text:span></text:span><text:span text:style-name="T30"> number:</text:span></text:p>
      <text:list xml:id="list2885833023" text:style-name="L1">
        <text:list-item>
          <text:p text:style-name="P8"><draw:frame draw:style-name="fr1" draw:name="Quadro10" text:anchor-type="char" svg:width="0.041cm" draw:z-index="9"><draw:text-box fo:min-height="0.041cm"><text:p text:style-name="P6">(��+��)%2</text:p></draw:text-box></draw:frame><text:span text:style-name="T5">(</text:span><text:span text:style-name="T3">Ai</text:span><text:span text:style-name="T5">​+</text:span><text:span text:style-name="T3">Aj</text:span><text:span text:style-name="T5">​)%2</text:span> <draw:frame draw:style-name="fr1" draw:name="Quadro11" text:anchor-type="char" svg:width="0.041cm" draw:z-index="10"><draw:text-box fo:min-height="0.041cm"><text:p text:style-name="P6">=�</text:p></draw:text-box></draw:frame><text:span text:style-name="T5">=</text:span><text:span text:style-name="T3">K</text:span></text:p>
        </text:list-item>
      </text:list>
      <text:p text:style-name="P14">You should output the count of such permutations modulo <draw:frame draw:style-name="fr1" draw:name="Quadro12" text:anchor-type="char" svg:width="0.041cm" draw:z-index="11"><draw:text-box fo:min-height="0.041cm"><text:p text:style-name="P6">109+7</text:p></draw:text-box></draw:frame><text:span text:style-name="T5">10</text:span><text:span text:style-name="T9">9</text:span><text:span text:style-name="T5">+7</text:span>.</text:p>
      <text:h text:style-name="P2" text:outline-level="3">Input Format</text:h>
      <text:list xml:id="list2498010218" text:style-name="L2">
        <text:list-item>
          <text:p text:style-name="P9">The first line of input will contain a single integer <draw:frame draw:style-name="fr1" draw:name="Quadro13" text:anchor-type="char" svg:width="0.041cm" draw:z-index="12"><draw:text-box fo:min-height="0.041cm"><text:p text:style-name="P6">�</text:p></draw:text-box></draw:frame><text:span text:style-name="T3">T</text:span>, denoting the number of test cases.</text:p>
        </text:list-item>
        <text:list-item>
          <text:p text:style-name="P12">Each test case consists of two lines of input.</text:p>
          <text:list>
            <text:list-item>
              <text:p text:style-name="P10">The first line of each test case contains two space-separated integers <draw:frame draw:style-name="fr1" draw:name="Quadro14" text:anchor-type="char" svg:width="0.041cm" draw:z-index="13"><draw:text-box fo:min-height="0.041cm"><text:p text:style-name="P6">�</text:p></draw:text-box></draw:frame><text:span text:style-name="T3">N</text:span> and <draw:frame draw:style-name="fr1" draw:name="Quadro15" text:anchor-type="char" svg:width="0.041cm" draw:z-index="14"><draw:text-box fo:min-height="0.041cm"><text:p text:style-name="P6">�</text:p></draw:text-box></draw:frame><text:span text:style-name="T3">K</text:span>, as mentioned in statement.</text:p>
            </text:list-item>
            <text:list-item>
              <text:p text:style-name="P10">The second line of each test case contains <draw:frame draw:style-name="fr1" draw:name="Quadro16" text:anchor-type="char" svg:width="0.041cm" draw:z-index="15"><draw:text-box fo:min-height="0.041cm"><text:p text:style-name="P6">�</text:p></draw:text-box></draw:frame><text:span text:style-name="T3">N</text:span> space-separated integers <draw:frame draw:style-name="fr1" draw:name="Quadro17" text:anchor-type="char" svg:width="0.041cm" draw:z-index="16"><draw:text-box fo:min-height="0.041cm"><text:p text:style-name="P6">�1,�2,…,��</text:p></draw:text-box></draw:frame><text:span text:style-name="T3">A</text:span><text:span text:style-name="T1">1</text:span><text:span text:style-name="T5">​,</text:span><text:span text:style-name="T3">A</text:span><text:span text:style-name="T1">2</text:span><text:span text:style-name="T5">​,…,</text:span><text:span text:style-name="T3">AN</text:span><text:span text:style-name="T5">​</text:span> — the elements of the array.</text:p>
            </text:list-item>
          </text:list>
        </text:list-item>
      </text:list>
      <text:h text:style-name="P2" text:outline-level="3">Output Format</text:h>
      <text:p text:style-name="P14">For each test case, output on a new line, the total number of permutations of array <draw:frame draw:style-name="fr1" draw:name="Quadro18" text:anchor-type="char" svg:width="0.041cm" draw:z-index="17"><draw:text-box fo:min-height="0.041cm"><text:p text:style-name="P6">�</text:p></draw:text-box></draw:frame><text:span text:style-name="T8">A</text:span> satisfying the conditions, modulo <draw:frame draw:style-name="fr1" draw:name="Quadro19" text:anchor-type="char" svg:width="0.041cm" draw:z-index="18"><draw:text-box fo:min-height="0.041cm"><text:p text:style-name="P6">109+7</text:p></draw:text-box></draw:frame><text:span text:style-name="T5">10</text:span><text:span text:style-name="T9">9</text:span><text:span text:style-name="T5">+7</text:span>.</text:p>
      <text:h text:style-name="P2" text:outline-level="3">Constraints</text:h>
      <text:list xml:id="list381458524" text:style-name="L3">
        <text:list-item>
          <text:p text:style-name="P16"><draw:frame draw:style-name="fr1" draw:name="Quadro20" text:anchor-type="char" svg:width="0.041cm" draw:z-index="19"><draw:text-box fo:min-height="0.041cm"><text:p text:style-name="P6">1≤�≤105</text:p></draw:text-box></draw:frame>1≤<text:span text:style-name="T7">T</text:span>≤10<text:span text:style-name="T6">5</text:span></text:p>
        </text:list-item>
        <text:list-item>
          <text:p text:style-name="P16"><draw:frame draw:style-name="fr1" draw:name="Quadro21" text:anchor-type="char" svg:width="0.041cm" draw:z-index="20"><draw:text-box fo:min-height="0.041cm"><text:p text:style-name="P6">1≤�≤105</text:p></draw:text-box></draw:frame>1≤<text:span text:style-name="T7">N</text:span>≤10<text:span text:style-name="T6">5</text:span></text:p>
        </text:list-item>
        <text:list-item>
          <text:p text:style-name="P16"><draw:frame draw:style-name="fr1" draw:name="Quadro22" text:anchor-type="char" svg:width="0.041cm" draw:z-index="21"><draw:text-box fo:min-height="0.041cm"><text:p text:style-name="P6">1≤��≤109</text:p></draw:text-box></draw:frame>1≤<text:span text:style-name="T7">Ai</text:span>​≤10<text:span text:style-name="T6">9</text:span></text:p>
        </text:list-item>
        <text:list-item>
          <text:p text:style-name="P16"><draw:frame draw:style-name="fr1" draw:name="Quadro23" text:anchor-type="char" svg:width="0.041cm" draw:z-index="22"><draw:text-box fo:min-height="0.041cm"><text:p text:style-name="P6">0≤�≤1</text:p></draw:text-box></draw:frame>0≤<text:span text:style-name="T7">K</text:span>≤1</text:p>
        </text:list-item>
        <text:list-item>
          <text:p text:style-name="P13">The sum of <draw:frame draw:style-name="fr1" draw:name="Quadro24" text:anchor-type="char" svg:width="0.041cm" draw:z-index="23"><draw:text-box fo:min-height="0.041cm"><text:p text:style-name="P6">�</text:p></draw:text-box></draw:frame><text:span text:style-name="T2">N</text:span> over all test cases won't exceed <draw:frame draw:style-name="fr1" draw:name="Quadro25" text:anchor-type="char" svg:width="0.041cm" draw:z-index="24"><draw:text-box fo:min-height="0.041cm"><text:p text:style-name="P6">5⋅105</text:p></draw:text-box></draw:frame><text:span text:style-name="T4">5⋅10</text:span>5.</text:p>
        </text:list-item>
      </text:list>
      <text:h text:style-name="P2" text:outline-level="3">Sample 1:</text:h>
      <text:p text:style-name="P15">Input</text:p>
      <text:p text:style-name="P15">Output</text:p>
      <text:p text:style-name="P3">3</text:p>
      <text:p text:style-name="P4">5 0</text:p>
      <text:p text:style-name="P4">6 10 1 4 8</text:p>
      <text:p text:style-name="P4">4 0</text:p>
      <text:p text:style-name="P4">17 13 21 3</text:p>
      <text:p text:style-name="P4">3 1</text:p>
      <text:p text:style-name="P4">1 2 3 <text:s/></text:p>
      <text:p text:style-name="P3">0</text:p>
      <text:p text:style-name="P4">24</text:p>
      <text:p text:style-name="P4">2</text:p>
      <text:h text:style-name="P2" text:outline-level="3">Explanation:</text:h>
      <text:p text:style-name="P7"><text:span text:style-name="Strong_20_Emphasis"><text:span text:style-name="T32">Test Case </text:span></text:span><draw:frame draw:style-name="fr1" draw:name="Quadro26" text:anchor-type="char" svg:width="0.041cm" draw:z-index="25"><draw:text-box fo:min-height="0.041cm"><text:p text:style-name="P6">1</text:p></draw:text-box></draw:frame><text:span text:style-name="Strong_20_Emphasis"><text:span text:style-name="T33">1</text:span></text:span><text:span text:style-name="Strong_20_Emphasis"><text:span text:style-name="T32">:</text:span></text:span><text:span text:style-name="T30"> There is no permutation that satisfies the required conditions.</text:span></text:p>
      <text:p text:style-name="P7"><text:span text:style-name="Strong_20_Emphasis"><text:span text:style-name="T32">Test Case </text:span></text:span><draw:frame draw:style-name="fr1" draw:name="Quadro27" text:anchor-type="char" svg:width="0.041cm" draw:z-index="26"><draw:text-box fo:min-height="0.041cm"><text:p text:style-name="P6">2</text:p></draw:text-box></draw:frame><text:span text:style-name="Strong_20_Emphasis"><text:span text:style-name="T33">2</text:span></text:span><text:span text:style-name="Strong_20_Emphasis"><text:span text:style-name="T32">:</text:span></text:span><text:span text:style-name="T30"> All the permutations of the array satisfy the required conditions.</text:span></text:p>
      <text:p text:style-name="P7"><text:span text:style-name="Strong_20_Emphasis"><text:span text:style-name="T32">Test Case </text:span></text:span><draw:frame draw:style-name="fr1" draw:name="Quadro28" text:anchor-type="char" svg:width="0.041cm" draw:z-index="27"><draw:text-box fo:min-height="0.041cm"><text:p text:style-name="P6">3</text:p></draw:text-box></draw:frame><text:span text:style-name="Strong_20_Emphasis"><text:span text:style-name="T33">3</text:span></text:span><text:span text:style-name="Strong_20_Emphasis"><text:span text:style-name="T32">:</text:span></text:span><text:span text:style-name="T30"> Two permutations satisfy the conditions. They are:</text:span></text:p>
      <text:list xml:id="list2037909944" text:style-name="L4">
        <text:list-item>
          <text:p text:style-name="P11"><draw:frame draw:style-name="fr1" draw:name="Quadro29" text:anchor-type="char" svg:width="0.041cm" draw:z-index="28"><draw:text-box fo:min-height="0.041cm"><text:p text:style-name="P6">[1,2,3]</text:p></draw:text-box></draw:frame><text:span text:style-name="T5">[1,2,3]</text:span>: The pairs under consideration are <draw:frame draw:style-name="fr1" draw:name="Quadro30" text:anchor-type="char" svg:width="0.041cm" draw:z-index="29"><draw:text-box fo:min-height="0.041cm"><text:p text:style-name="P6">(1,2)</text:p></draw:text-box></draw:frame><text:span text:style-name="T5">(1,2)</text:span> and <draw:frame draw:style-name="fr1" draw:name="Quadro31" text:anchor-type="char" svg:width="0.041cm" draw:z-index="30"><draw:text-box fo:min-height="0.041cm"><text:p text:style-name="P6">(2,3)</text:p></draw:text-box></draw:frame><text:span text:style-name="T5">(2,3)</text:span>. Here <draw:frame draw:style-name="fr1" draw:name="Quadro32" text:anchor-type="char" svg:width="0.041cm" draw:z-index="31"><draw:text-box fo:min-height="0.041cm"><text:p text:style-name="P6">(�1+�2)%2=1=�</text:p></draw:text-box></draw:frame><text:span text:style-name="T5">(</text:span><text:span text:style-name="T3">A</text:span><text:span text:style-name="T1">1</text:span><text:span text:style-name="T5">​+</text:span><text:span text:style-name="T3">A</text:span><text:span text:style-name="T1">2</text:span><text:span text:style-name="T5">​)%2=1=</text:span><text:span text:style-name="T3">K</text:span>. Similarly <draw:frame draw:style-name="fr1" draw:name="Quadro33" text:anchor-type="char" svg:width="0.041cm" draw:z-index="32"><draw:text-box fo:min-height="0.041cm"><text:p text:style-name="P6">(�2+�3)%2=1=�</text:p></draw:text-box></draw:frame><text:span text:style-name="T5">(</text:span><text:span text:style-name="T3">A</text:span><text:span text:style-name="T1">2</text:span><text:span text:style-name="T5">​+</text:span><text:span text:style-name="T3">A</text:span><text:span text:style-name="T1">3</text:span><text:span text:style-name="T5">​)%2=1=</text:span><text:span text:style-name="T3">K</text:span>.</text:p>
        </text:list-item>
        <text:list-item>
          <text:p text:style-name="P11"><draw:frame draw:style-name="fr1" draw:name="Quadro34" text:anchor-type="char" svg:width="0.041cm" draw:z-index="33"><draw:text-box fo:min-height="0.041cm"><text:p text:style-name="P6">[3,2,1]</text:p></draw:text-box></draw:frame><text:span text:style-name="T5">[3,2,1]</text:span> The pairs under consideration are <draw:frame draw:style-name="fr1" draw:name="Quadro35" text:anchor-type="char" svg:width="0.041cm" draw:z-index="34"><draw:text-box fo:min-height="0.041cm"><text:p text:style-name="P6">(1,2)</text:p></draw:text-box></draw:frame><text:span text:style-name="T5">(1,2)</text:span> and <draw:frame draw:style-name="fr1" draw:name="Quadro36" text:anchor-type="char" svg:width="0.041cm" draw:z-index="35"><draw:text-box fo:min-height="0.041cm"><text:p text:style-name="P6">(2,3)</text:p></draw:text-box></draw:frame><text:span text:style-name="T5">(2,3)</text:span>. Here <draw:frame draw:style-name="fr1" draw:name="Quadro37" text:anchor-type="char" svg:width="0.041cm" draw:z-index="36"><draw:text-box fo:min-height="0.041cm"><text:p text:style-name="P6">(�1+�2)%2=1=�</text:p></draw:text-box></draw:frame><text:span text:style-name="T5">(</text:span><text:span text:style-name="T3">A</text:span><text:span text:style-name="T1">1</text:span><text:span text:style-name="T5">​+</text:span><text:span text:style-name="T3">A</text:span><text:span text:style-name="T1">2</text:span><text:span text:style-name="T5">​)%2=1=</text:span><text:span text:style-name="T3">K</text:span>. Similarly <draw:frame draw:style-name="fr1" draw:name="Quadro38" text:anchor-type="char" svg:width="0.041cm" draw:z-index="37"><draw:text-box fo:min-height="0.041cm"><text:p text:style-name="P6">(�2+�3)%2=1=�</text:p></draw:text-box></draw:frame><text:span text:style-name="T5">(</text:span><text:span text:style-name="T3">A</text:span><text:span text:style-name="T1">2</text:span><text:span text:style-name="T5">​+</text:span><text:span text:style-name="T3">A</text:span><text:span text:style-name="T1">3</text:span><text:span text:style-name="T5">​)%2=1=</text:span><text:span text:style-name="T3">K</text:span>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2T10:55:57.307000000</dc:date>
    <meta:editing-duration>PT34S</meta:editing-duration>
    <meta:editing-cycles>1</meta:editing-cycles>
    <meta:document-statistic meta:table-count="0" meta:image-count="0" meta:object-count="0" meta:page-count="1" meta:paragraph-count="75" meta:word-count="291" meta:character-count="1617" meta:non-whitespace-character-count="1276"/>
    <meta:generator>LibreOffice/7.2.2.2$Windows_X86_64 LibreOffice_project/02b2acce88a210515b4a5bb2e46cbfb63fe97d56</meta:generator>
  </office:meta>
</office:document-meta>
</file>